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0.75cm" fo:min-width="0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0pt" style:font-size-complex="1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7cm" svg:y="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3cm" svg:y="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6cm" svg:y="5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cm" svg:y="5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7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3cm" svg:y="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6cm" svg:y="7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cm" svg:y="7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cm" svg:y="7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9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3cm" svg:y="9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6cm" svg:y="9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cm" svg:y="9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cm" svg:y="9cm">
          <text:p text:style-name="P1">0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2cm" svg:y1="6.1cm" svg:x2="6.3cm" svg:y2="7cm">
          <text:p text:style-name="P1"/>
        </draw:line>
        <draw:frame draw:style-name="gr4" draw:text-style-name="P4" draw:layer="layout" svg:width="2.89cm" svg:height="1.7cm" svg:x="4.01cm" svg:y="4.8cm">
          <draw:text-box>
            <text:p><text:span text:style-name="T1">Add byte to start, indicating how many bytes away the first “00” is.</text:span></text:p>
          </draw:text-box>
        </draw:frame>
        <draw:frame draw:style-name="gr5" draw:text-style-name="P5" draw:layer="layout" svg:width="2.39cm" svg:height="2.795cm" svg:x="3.21cm" svg:y="9.6cm">
          <draw:text-box>
            <text:p text:style-name="P1"><text:span text:style-name="T1">Replace the “00” with a byte indicating how many bytes the next “00” is away</text:span></text:p>
          </draw:text-box>
        </draw:frame>
        <draw:custom-shape draw:style-name="gr1" draw:text-style-name="P1" draw:layer="layout" svg:width="1cm" svg:height="1cm" svg:x="12.2cm" svg:y="5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5cm" svg:y="5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2cm" svg:y="7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5cm" svg:y="7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2cm" svg:y="9cm">
          <text:p text:style-name="P1">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5cm" svg:y="9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1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3cm" svg:y="11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6cm" svg:y="11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cm" svg:y="11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cm" svg:y="11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2cm" svg:y="11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5cm" svg:y="11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3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3cm" svg:y="13cm">
          <text:p text:style-name="P1">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6cm" svg:y="13cm">
          <text:p text:style-name="P1">D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cm" svg:y="13cm"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cm" svg:y="13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2cm" svg:y="13cm">
          <text:p text:style-name="P1">0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5cm" svg:y="13cm">
          <text:p text:style-name="P1">F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14.8cm" svg:y="13cm">
          <text:p text:style-name="P1">00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5cm" svg:height="1.841cm" svg:x="6.6cm" svg:y="14.7cm">
          <draw:text-box>
            <text:p text:style-name="P1"><text:span text:style-name="T1">Replace the “00” with a byte indicating how many bytes the next “00” is away. In this case there is no more “00”, so indicate where end is.</text:span></text:p>
          </draw:text-box>
        </draw:frame>
        <draw:frame draw:style-name="gr7" draw:text-style-name="P5" draw:layer="layout" svg:width="3.2cm" svg:height="1.523cm" svg:x="13.5cm" svg:y="14.9cm">
          <draw:text-box>
            <text:p text:style-name="P1"><text:span text:style-name="T1">Add end-of-packet byte “00” at end.</text:span></text:p>
          </draw:text-box>
        </draw:frame>
        <draw:frame draw:style-name="gr8" draw:text-style-name="P8" draw:layer="layout" svg:width="3cm" svg:height="1.039cm" svg:x="16.6cm" svg:y="5cm">
          <draw:text-box>
            <text:p text:style-name="P7"><text:span text:style-name="T2">ORIGINAL DATA</text:span></text:p>
          </draw:text-box>
        </draw:frame>
        <draw:frame draw:style-name="gr9" draw:text-style-name="P10" draw:layer="layout" svg:width="3.6cm" svg:height="1.039cm" svg:x="16cm" svg:y="13.113cm">
          <draw:text-box>
            <text:p text:style-name="P9"><text:span text:style-name="T3">COBS ENCODED DATA</text:span></text:p>
          </draw:text-box>
        </draw:frame>
        <draw:line draw:style-name="gr3" draw:text-style-name="P3" draw:layer="layout" svg:x1="17.7cm" svg:y1="6cm" svg:x2="17.7cm" svg:y2="13cm">
          <text:p/>
        </draw:line>
        <draw:line draw:style-name="gr3" draw:text-style-name="P3" draw:layer="layout" svg:x1="14.5cm" svg:y1="15cm" svg:x2="15cm" svg:y2="14cm">
          <text:p/>
        </draw:line>
        <draw:line draw:style-name="gr3" draw:text-style-name="P3" draw:layer="layout" svg:x1="10.3cm" svg:y1="14.7cm" svg:x2="12.1cm" svg:y2="12.2cm">
          <text:p/>
        </draw:line>
        <draw:line draw:style-name="gr3" draw:text-style-name="P3" draw:layer="layout" svg:x1="5.5cm" svg:y1="10.6cm" svg:x2="8.2cm" svg:y2="9.8cm">
          <text:p/>
        </draw:line>
        <draw:frame draw:style-name="gr10" draw:text-style-name="P8" draw:layer="layout" svg:width="9.4cm" svg:height="1.353cm" svg:x="7cm" svg:y="3.461cm">
          <draw:text-box>
            <text:p text:style-name="P7"><text:span text:style-name="T4">THE COBS ENCODING </text:span><text:span text:style-name="T4">PRO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9T08:36:25.273334843</meta:creation-date>
    <dc:date>2020-07-29T20:01:35.813050396</dc:date>
    <meta:editing-duration>PT10H52M35S</meta:editing-duration>
    <meta:editing-cycles>3</meta:editing-cycles>
    <meta:generator>LibreOffice/6.4.5.2$MacOSX_X86_64 LibreOffice_project/a726b36747cf2001e06b58ad5db1aa3a9a1872d6</meta:generator>
    <meta:document-statistic meta:object-count="47"/>
  </office:meta>
</office:document-meta>
</file>